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06C9DA54FD1720B17E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2pt" fo:language="pt" fo:country="BR" officeooo:paragraph-rsid="0019500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2pt" fo:language="pt" fo:country="BR" officeooo:paragraph-rsid="001c46b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2pt" fo:language="pt" fo:country="BR" officeooo:rsid="001b3efc" officeooo:paragraph-rsid="001b3ef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6a2d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6a2da" officeooo:paragraph-rsid="0016a2d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6a6b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7845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9500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paragraph-rsid="0016a2d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paragraph-rsid="0016a6b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21bd11" officeooo:paragraph-rsid="0021bd1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ans-serif" fo:font-size="12pt" officeooo:rsid="001c46b1" officeooo:paragraph-rsid="001c46b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officeooo:paragraph-rsid="001c46b1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6a6b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7845f" officeooo:paragraph-rsid="0017845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7845f" officeooo:paragraph-rsid="0019500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9500c" officeooo:paragraph-rsid="0019500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paragraph-rsid="0019500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b3efc" officeooo:paragraph-rsid="0019500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c46b1" officeooo:paragraph-rsid="001c46b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deb8f" officeooo:paragraph-rsid="001c46b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deb8f" officeooo:paragraph-rsid="001deb8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1c46b1"/>
    </style:style>
    <style:style style:name="P25" style:family="paragraph" style:parent-style-name="Standard">
      <style:paragraph-properties fo:text-align="justify" style:justify-single-word="false"/>
      <style:text-properties officeooo:rsid="00254cce" officeooo:paragraph-rsid="001c46b1"/>
    </style:style>
    <style:style style:name="T1" style:family="text">
      <style:text-properties officeooo:rsid="0016a2da"/>
    </style:style>
    <style:style style:name="T2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language="pt" fo:country="BR" fo:font-style="normal" style:text-underline-style="none" fo:font-weight="normal" officeooo:rsid="001deb8f" style:font-style-asian="normal" style:font-weight-asian="normal" style:font-style-complex="normal" style:font-weight-complex="normal"/>
    </style:style>
    <style:style style:name="T4" style:family="text">
      <style:text-properties officeooo:rsid="0016a6b7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9500c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b3efc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c46b1" style:font-style-asian="normal" style:font-weight-asian="normal" style:font-style-complex="normal" style:font-weight-complex="normal"/>
    </style:style>
    <style:style style:name="T9" style:family="text">
      <style:text-properties officeooo:rsid="0019d4eb"/>
    </style:style>
    <style:style style:name="T10" style:family="text">
      <style:text-properties style:font-name="Sans-serif" fo:font-size="12pt" fo:language="pt" fo:country="BR" fo:font-style="normal" style:text-underline-style="none" fo:font-weight="normal" officeooo:rsid="001c46b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Sans-serif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stude o código presente no arquivo contexts.c, execute-o e explique seu funcionamento.</text:p>
      <text:p text:style-name="P9"/>
      <text:p text:style-name="P10"><text:span text:style-name="T1">&gt;&gt;</text:span><text:tab/><text:span text:style-name="T1">./contexts</text:span></text:p>
      <text:p text:style-name="P5">Main INICIO</text:p>
      <text:p text:style-name="P5"><text:s text:c="4"/>Ping iniciada</text:p>
      <text:p text:style-name="P5"><text:s text:c="4"/>Ping 0</text:p>
      <text:p text:style-name="P5"><text:s text:c="8"/>Pong iniciada</text:p>
      <text:p text:style-name="P5"><text:s text:c="8"/>Pong 0</text:p>
      <text:p text:style-name="P5"><text:s text:c="4"/>Ping 1</text:p>
      <text:p text:style-name="P5"><text:s text:c="8"/>Pong 1</text:p>
      <text:p text:style-name="P5"><text:s text:c="4"/>Ping 2</text:p>
      <text:p text:style-name="P5"><text:s text:c="8"/>Pong 2</text:p>
      <text:p text:style-name="P5"><text:s text:c="4"/>Ping 3</text:p>
      <text:p text:style-name="P5"><text:s text:c="8"/>Pong 3</text:p>
      <text:p text:style-name="P5"><text:s text:c="4"/>Ping FIM</text:p>
      <text:p text:style-name="P5"><text:s text:c="8"/>Pong FIM</text:p>
      <text:p text:style-name="P5">Main FIM</text:p>
      <text:p text:style-name="P5"/>
      <text:p text:style-name="P12">Basicamente o código exemplifica como funciona a mudança entre contextos, fazendo alternância entre dois, o ping e o pong, a partir do contexto main.</text:p>
      <text:p text:style-name="P4"/>
      <text:p text:style-name="P10"><text:span text:style-name="T1">1) </text:span>Explicar o objetivo e os parâmetros de cada uma das quatro funções acima.</text:p>
      <text:p text:style-name="P10"/>
      <text:p text:style-name="P11"><text:tab/><text:span text:style-name="T9">&gt;int getcontext(ucontext_t *ucp);</text:span></text:p>
      <text:p text:style-name="P11"><text:tab/><text:tab/><text:span text:style-name="T4">O objetivo desta função é inicializar a estrutura de contexto apontada pelo parâmetro da função pelo contexto ativo no momento. Se for inicializada com sucesso, o retorno é 0, senão, -1.</text:span></text:p>
      <text:p text:style-name="P11"/>
      <text:p text:style-name="P6"><text:tab/><text:span text:style-name="T9">&gt;int setcontext(const ucontext_t *ucp);</text:span></text:p>
      <text:p text:style-name="P6"><text:tab/><text:tab/>Esta função restaura o contexto do usuário apontado pelo parâmetro, assim tornando-o o ativo. Se for restaurado com sucesso não há retorno, senão, -1.</text:p>
      <text:p text:style-name="P11"/>
      <text:p text:style-name="P16"><text:tab/>&gt;int swapcontext(ucontext_t *oucp, const ucontext_t *ucp);</text:p>
      <text:p text:style-name="P16"><text:tab/><text:tab/>Os parâmetros desta são dois ponteiros para contexto. O primeiro receberá o endereço do contexto atual (ver getcontext), enquanto o segundo aponta para o contexto que será ativado (ver setcontext). Com sucesso não há retorno, <text:s/>(contudo pode retornar 0, caso o contexto que foi salvo seja ativado posteriormente). No erro, retorna -1.</text:p>
      <text:p text:style-name="P7"/>
      <text:p text:style-name="P17"><text:tab/>&gt;void makecontext(ucontext_t *ucp, void (*func)(), int argc, ...);</text:p>
      <text:p text:style-name="P18"><text:tab/><text:tab/>O objetivo desta é modificar o contexto apontado pelo primeiro parâmetro atribuindo-o a void (*func)(). Antes de chamar esta função é necessário alocar um novo STACK para o contexto e definir um contexto sucessor. O parâmetro int argc é a quantidade de parâmetros de void(*func)(), e os parâmetros conseguintes são os argumentos de void(*func)(). No retorno o contexto sucessor é ativado (setcontext). Se o sucessor é nulo, a thread para.</text:p>
      <text:p text:style-name="P8"/>
      <text:p text:style-name="P8"/>
      <text:p text:style-name="P8"/>
      <text:p text:style-name="P1"><text:soft-page-break/><text:span text:style-name="T6">2) </text:span><text:span text:style-name="T5">Explicar o significado dos campos da estrutura ucontext_t que foram utilizados no código.</text:span></text:p>
      <text:p text:style-name="P19"/>
      <text:p text:style-name="P1"><text:span text:style-name="T5"><text:tab/></text:span><text:span text:style-name="T7">&gt;struct ucontext_t *uc_link;</text:span></text:p>
      <text:p text:style-name="P20"><text:tab/><text:tab/>Ponteiro para o contexto sucessor.</text:p>
      <text:p text:style-name="P20"/>
      <text:p text:style-name="P20"><text:tab/>&gt;stack_t <text:s/>uc_stack;</text:p>
      <text:p text:style-name="P20"><text:tab/><text:tab/>É o stack (pilha) utilizada para armazenar informações necessárias durante a execução do contexto.</text:p>
      <text:p text:style-name="P20"/>
      <text:p text:style-name="P3"><text:span text:style-name="T7">O</text:span><text:span text:style-name="T5">s dois seguintes não foram utilizados no código fornecido pelo professor, contudo também são parâmetros bem comuns.</text:span></text:p>
      <text:p text:style-name="P20"/>
      <text:p text:style-name="P20"><text:tab/>&gt;sigset_t <text:s/>uc_sigmask;</text:p>
      <text:p text:style-name="P1"><text:span text:style-name="T7"><text:tab/><text:tab/></text:span><text:span text:style-name="T8">É o conjunto de sinais bloqueados neste contexto.</text:span></text:p>
      <text:p text:style-name="P20"/>
      <text:p text:style-name="P20"><text:tab/>&gt;mcontext_t <text:s/>uc_mcontext;</text:p>
      <text:p text:style-name="P1"><text:span text:style-name="T7"><text:tab/><text:tab/></text:span><text:span text:style-name="T8">Este possui a representação do contexto de maneira específica pela máquina, o que inclui o registro de thread’s da máquina.</text:span></text:p>
      <text:p text:style-name="P20"/>
      <text:p text:style-name="P2"><text:span text:style-name="T7">3</text:span><text:span text:style-name="T8">) </text:span><text:span text:style-name="T5">Explicar cada linha do código de </text:span>pingpong.c que chame uma dessas funções ou que manipule estruturas do tipo ucontext_t.</text:p>
      <text:p text:style-name="P21"/>
      <text:p text:style-name="P21"><text:tab/>&gt;Linha 13: Declaração dos contextos que serão utilizados no programa.</text:p>
      <text:p text:style-name="P21"><text:tab/>&gt;Linha 26: Para, salva ContextPing e inicializa ContextPong.</text:p>
      <text:p text:style-name="P21"><text:tab/>&gt;Linha 30: Para, salva ContextPing e inicializa ContextMain.</text:p>
      <text:p text:style-name="P21"><text:tab/>&gt;Linha 44: Para, salva ContextPong e inicializa ContextPing.</text:p>
      <text:p text:style-name="P21"><text:tab/>&gt;Linha 48: Para, salva ContextPong e inicializa ContextMain.</text:p>
      <text:p text:style-name="P21"><text:tab/>&gt;Linha 59: Salva em ContextPing o contexto atual.</text:p>
      <text:p text:style-name="P21"><text:tab/>&gt;Linha 64: Define a pilha de ContextPing.</text:p>
      <text:p text:style-name="P21"><text:tab/>&gt;Linha 65: Define o tamanho da pilha de ContextPing.</text:p>
      <text:p text:style-name="P21"><text:tab/>&gt;Linha 66: Define flag da pilha de ContextPing.</text:p>
      <text:p text:style-name="P21"><text:tab/>&gt;Linha 67: Define sucessor de ContextPing.</text:p>
      <text:p text:style-name="P13"><text:span text:style-name="T2"><text:tab/></text:span><text:span text:style-name="T3">&gt;Linha 75: Altera ContextPing atribuindo-o a função BodyPing com os respectivos argumentos.</text:span></text:p>
      <text:p text:style-name="P22"><text:tab/>&gt;Linha 77: Salva em ContextPong o contexto atual.</text:p>
      <text:p text:style-name="P22"><text:tab/>&gt;Linha 82: Define a pilha de ContextPong.</text:p>
      <text:p text:style-name="P23"><text:tab/>&gt;Linha 83: Define o tamanho da pilha de ContextPong.</text:p>
      <text:p text:style-name="P23"><text:tab/>&gt;Linha 84: Define flag da pilha de ContextPong.</text:p>
      <text:p text:style-name="P23"><text:tab/>&gt;Linha 85: Define sucessor de ContextPong.</text:p>
      <text:p text:style-name="P23"><text:tab/>&gt;Linha 93: Altera ContextPong atribuindo-o a função BodyPong com os respectivos argumentos.</text:p>
      <text:p text:style-name="P23"><text:tab/>&gt;Linha 95: Para, salva ContextMain e inicializa ContextPing.</text:p>
      <text:p text:style-name="P23"><text:tab/>&gt;Linha 96: Para, salva ContextMain e inicializa ContextPong.</text:p>
      <text:p text:style-name="P21"/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oft-page-break/><text:span text:style-name="T10">4)</text:span><text:span text:style-name="T11">Desenhar o diagrama de tempo da execução.</text:span></text:p>
      <text:p text:style-name="P25"><text:span text:style-name="T11"/></text:p>
      <text:p text:style-name="P14"><draw:frame draw:style-name="fr1" draw:name="Figura1" text:anchor-type="paragraph" svg:width="17cm" svg:height="1.633cm" draw:z-index="0"><draw:image xlink:href="Pictures/10000201000004630000006C9DA54FD1720B17E5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23:51.376038637</meta:creation-date>
    <dc:date>2018-09-30T16:19:05.227697767</dc:date>
    <meta:editing-duration>PT39M10S</meta:editing-duration>
    <meta:editing-cycles>5</meta:editing-cycles>
    <meta:generator>LibreOffice/6.0.3.2$Linux_X86_64 LibreOffice_project/00m0$Build-2</meta:generator>
    <meta:document-statistic meta:table-count="0" meta:image-count="1" meta:object-count="0" meta:page-count="3" meta:paragraph-count="57" meta:word-count="550" meta:character-count="3696" meta:non-whitespace-character-count="3084"/>
  </office:meta>
</office:document-meta>
</file>